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4.00pt" fo:font-weight="normal" fo:font-family="'Times new roman'" style:font-family-asian="'Times new roman'" style:font-family-complex="'Times new roman'"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ffffff"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ffffff" fo:color="#00000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ffffff"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ffffff"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ffffff"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center"/>
    </style:style>
    <style:style style:name="P3" style:family="paragraph">
      <style:paragraph-properties fo:line-height="100.00%" fo:text-align="left"/>
    </style:style>
    <style:style style:name="P4" style:family="paragraph">
      <style:paragraph-properties fo:line-height="100.00%" fo:text-align="justify"/>
    </style:style>
    <style:style style:name="P5" style:family="paragraph">
      <style:paragraph-properties fo:line-height="100.00%" fo:text-align="justify"/>
    </style:style>
    <style:style style:name="P6" style:family="paragraph">
      <style:paragraph-properties fo:line-height="100.00%" fo:text-align="justify"/>
    </style:style>
    <style:style style:name="P7" style:family="paragraph">
      <style:paragraph-properties fo:line-height="100.00%" fo:text-align="left"/>
    </style:style>
  </office:automatic-styles>
  <office:body>
    <office:text>
      <text:p text:style-name="P1"><text:span text:style-name="T1"/></text:p>
      <text:p text:style-name="P1"><text:span text:style-name="T1"/></text:p>
      <text:p text:style-name="P2"><text:span text:style-name="T2">FOLDER SECURITY</text:span></text:p>
      <text:p text:style-name="P3"><text:span text:style-name="T3"/></text:p>
      <text:p text:style-name="P3"><text:span text:style-name="T3"/></text:p>
      <text:p text:style-name="P3"><text:span text:style-name="T3"/></text:p>
      <text:p text:style-name="P3"><text:span text:style-name="T3"/></text:p>
      <text:p text:style-name="P3"><text:span text:style-name="T4">ABSTRACT</text:span></text:p>
      <text:p text:style-name="P3"><text:span text:style-name="T5"/></text:p>
      <text:p text:style-name="P4"><text:span text:style-name="T6">The project "FOLDER SECURITY SYSTEM" is the way to stress the security at basic level. It is a Product development project based on Java. The folder security system helps us to change the 'icon' and the 'path' of any folder that we have on our system. Changing the icon makes the folder difficult to recognize and even if someone tries to open the folder instead of folder the control panel is opened. This project is simply to provide the basic necessity of students, teachers, employees, anyone and everyone. With a little bit of cryptography encryption concepts and normal java awt and swings we were able to make this project. It has a future scope also where we are not only trying to hide the complete c or d drive but also working on how we can hide the folders and their protection status also. Seeing the requirement of security in today's mad rat race this was our thinking to put our share of going forward.</text:span></text:p>
      <text:p text:style-name="P5"><text:span text:style-name="T7"><text:line-break/></text:span><text:span text:style-name="T8"/></text:p>
      <text:p text:style-name="P6"><text:span text:style-name="T8"/></text:p>
      <text:p text:style-name="P6"><text:span text:style-name="T8"/></text:p>
      <text:p text:style-name="P6"><text:span text:style-name="T8"/></text:p>
      <text:p text:style-name="P6"><text:span text:style-name="T9">MEMBERS<text:s text:c="79"/>GUIDED BY<text:s text:c="12"/></text:span></text:p>
      <text:p text:style-name="P6"><text:span text:style-name="T10"/></text:p>
      <text:p text:style-name="P6"><text:span text:style-name="T11">Venkatesh Kumar.K</text:span></text:p>
      <text:p text:style-name="P6"><text:span text:style-name="T12"/></text:p>
      <text:p text:style-name="P6"><text:span text:style-name="T13">Sathish Kumar.M<text:tab/><text:tab/><text:tab/><text:tab/><text:tab/><text:tab/><text:s text:c="23"/>Asst.Prof. S. Lavanya</text:span></text:p>
      <text:p text:style-name="P6"><text:span text:style-name="T14"/></text:p>
      <text:p text:style-name="P6"><text:span text:style-name="T15">Ragavendhran.R.V.V</text:span></text:p>
      <text:p text:style-name="P7"><text:span text:style-name="T16"/></text:p>
      <text:p text:style-name="P7"><text:span text:style-name="T1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